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LCA PARICAHUA, JAVIER ELO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1589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CAMIL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2013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LCA PARICAHUA, JAVIER ELO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1589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62013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6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484727</text:p>
          </table:table-cell>
          <table:table-cell table:style-name="Tabla2.D3" office:value-type="string">
            <text:p text:style-name="P23">6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34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